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50000035C1ED37CF79D50BD2D.png" manifest:media-type="image/png"/>
  <manifest:file-entry manifest:full-path="Pictures/10000000000004F90000032253596450A9A543BF.png" manifest:media-type="image/png"/>
  <manifest:file-entry manifest:full-path="Pictures/10000000000004F90000032217ACE0BEF6AB357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sana Math" svg:font-family="'Asana Math'" style:font-adornments="Regular"/>
    <style:font-face style:name="Asana Math1" svg:font-family="'Asana Math'" style:font-adornments="Regular" style:font-pitch="variable"/>
    <style:font-face style:name="Asana Math2" svg:font-family="'Asana Math'"/>
    <style:font-face style:name="Asana Math3" svg:font-family="'Asana Math'" style:font-pitch="variable"/>
    <style:font-face style:name="Calibri" svg:font-family="Calibri" style:font-adornments="Regular" style:font-pitch="variable"/>
    <style:font-face style:name="Calibri1" svg:font-family="Calibri" style:font-adornments="Regular"/>
    <style:font-face style:name="Calibri2" svg:font-family="Calibri"/>
    <style:font-face style:name="Cambria Math" svg:font-family="'Cambria Math'" style:font-adornments="Regular" style:font-family-generic="roman" style:font-pitch="variable"/>
    <style:font-face style:name="Cambria Math1" svg:font-family="'Cambria Math'" style:font-family-generic="roman" style:font-pitch="variable"/>
    <style:font-face style:name="Carlito" svg:font-family="Carlito" style:font-adornments="Ligera" style:font-family-generic="swiss" style:font-pitch="variable"/>
    <style:font-face style:name="Carlito1" svg:font-family="Carlito" style:font-family-generic="swiss" style:font-pitch="variable"/>
    <style:font-face style:name="Carlito2" svg:font-family="Carlito" style:font-adornments="Regular" style:font-family-generic="swiss" style:font-pitch="variable"/>
    <style:font-face style:name="Carlito3" svg:font-family="Carlito" style:font-adornments="Regular" style:font-family-generic="roman" style:font-pitch="variable"/>
    <style:font-face style:name="Carlito4" svg:font-family="Carlito" style:font-adornments="Regular" style:font-family-generic="swiss"/>
    <style:font-face style:name="Carlito5" svg:font-family="Carlito" style:font-family-generic="swiss"/>
    <style:font-face style:name="Carlito6" svg:font-family="Carlito" style:font-adornments="Regular" style:font-family-generic="modern" style:font-pitch="variable"/>
    <style:font-face style:name="Carlito7" svg:font-family="Carlito" style:font-adornments="Regular" style:font-pitch="variable"/>
    <style:font-face style:name="Carlito8" svg:font-family="Carlito, Calibri" style:font-family-generic="swiss" style:font-pitch="variable"/>
    <style:font-face style:name="Carlito9" svg:font-family="Carlito, Calibri" style:font-family-generic="swiss"/>
    <style:font-face style:name="Consolas" svg:font-family="Consolas" style:font-adornments="Regular" style:font-family-generic="modern" style:font-pitch="fixed"/>
    <style:font-face style:name="Consolas1" svg:font-family="Consolas" style:font-family-generic="modern" style:font-pitch="fixed"/>
    <style:font-face style:name="Consolas2" svg:font-family="Consolas" style:font-adornments="Regular" style:font-family-generic="modern" style:font-pitch="variable"/>
    <style:font-face style:name="Consolas3" svg:font-family="Consolas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Math TeX Gyre" svg:font-family="'DejaVu Math TeX Gyre'" style:font-adornments="Regular" style:font-pitch="variable"/>
    <style:font-face style:name="DejaVu Math TeX Gyre1" svg:font-family="'DejaVu Math TeX Gyre'" style:font-adornments="Regular" style:font-family-generic="roman" style:font-pitch="variable"/>
    <style:font-face style:name="DejaVu Math TeX Gyre2" svg:font-family="'DejaVu Math TeX Gyre'" style:font-family-generic="roman" style:font-pitch="variable"/>
    <style:font-face style:name="DejaVu Math TeX Gyre3" svg:font-family="'DejaVu Math TeX Gyre'" style:font-pitch="variable"/>
    <style:font-face style:name="DejaVu Math TeX Gyre4" svg:font-family="'DejaVu Math TeX Gyre'" style:font-adornments="Regular"/>
    <style:font-face style:name="DejaVu Math TeX Gyre5" svg:font-family="'DejaVu Math TeX Gyre'"/>
    <style:font-face style:name="DejaVu Sans" svg:font-family="'DejaVu Sans'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DejaVu Sans Condensed2" svg:font-family="'DejaVu Sans Condensed'" style:font-adornments="Regular" style:font-family-generic="swiss" style:font-pitch="variable"/>
    <style:font-face style:name="DejaVu Sans Condensed3" svg:font-family="'DejaVu Sans Condensed'" style:font-adornments="Regular" style:font-family-generic="swiss"/>
    <style:font-face style:name="DejaVu Sans Mono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DejaVu Sans Mono2" svg:font-family="'DejaVu Sans Mono'" style:font-family-generic="modern" style:font-pitch="variable"/>
    <style:font-face style:name="DejaVu Sans Mono3" svg:font-family="'DejaVu Sans Mono'" style:font-adornments="Regular" style:font-family-generic="modern" style:font-pitch="variable"/>
    <style:font-face style:name="DejaVu Sans Mono4" svg:font-family="'DejaVu Sans Mono'" style:font-family-generic="roman" style:font-pitch="variable"/>
    <style:font-face style:name="DejaVu Sans Mono5" svg:font-family="'DejaVu Sans Mono'" style:font-adornments="Regular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ejaVu Sans5" svg:font-family="'DejaVu Sans'" style:font-family-generic="swiss" style:font-pitch="variable"/>
    <style:font-face style:name="DejaVu Sans6" svg:font-family="'DejaVu Sans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/>
    <style:font-face style:name="Liberation Serif3" svg:font-family="'Liberation Serif'" style:font-adornments="Regular" style:font-family-generic="roman"/>
    <style:font-face style:name="Liberation Serif4" svg:font-family="'Liberation Serif'" style:font-adornments="Regular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Black" svg:font-family="'Noto Sans Black'" style:font-adornments="Negra" style:font-pitch="variable"/>
    <style:font-face style:name="Noto Sans Black1" svg:font-family="'Noto Sans Black'" style:font-pitch="variable"/>
    <style:font-face style:name="Noto Sans CJK SC" svg:font-family="'Noto Sans CJK SC'" style:font-family-generic="system" style:font-pitch="variable"/>
    <style:font-face style:name="Noto Sans Light" svg:font-family="'Noto Sans Light'" style:font-pitch="variable"/>
    <style:font-face style:name="Noto Sans Light1" svg:font-family="'Noto Sans Light'" style:font-adornments="Ligera" style:font-family-generic="swiss" style:font-pitch="variable"/>
    <style:font-face style:name="Noto Sans Light2" svg:font-family="'Noto Sans Light'" style:font-adornments="Ligera" style:font-pitch="variable"/>
    <style:font-face style:name="Noto Sans Mono" svg:font-family="'Noto Sans Mono'" style:font-family-generic="swiss" style:font-pitch="variable"/>
    <style:font-face style:name="Noto Sans Mono1" svg:font-family="'Noto Sans Mono'" style:font-family-generic="swiss" style:font-pitch="fixed"/>
    <style:font-face style:name="Noto Sans Mono2" svg:font-family="'Noto Sans Mono'" style:font-adornments="Regular" style:font-family-generic="swiss" style:font-pitch="fixed"/>
    <style:font-face style:name="Noto Sans Regular" svg:font-family="'Noto Sans Regular'" style:font-pitch="variable"/>
    <style:font-face style:name="Noto Sans Regular1" svg:font-family="'Noto Sans Regular'" style:font-family-generic="swiss" style:font-pitch="variable"/>
    <style:font-face style:name="Noto Sans1" svg:font-family="'Noto Sans'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Noto Sans4" svg:font-family="'Noto Sans'" style:font-pitch="variable" style:font-charset="x-symbol"/>
    <style:font-face style:name="Noto Sans5" svg:font-family="'Noto Sans'" style:font-family-generic="moder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Ubuntu" svg:font-family="Ubuntu" style:font-pitch="variable"/>
    <style:font-face style:name="Ubuntu Mono" svg:font-family="'Ubuntu Mono'" style:font-pitch="variable"/>
    <style:font-face style:name="Ubuntu Mono1" svg:font-family="'Ubuntu Mono'"/>
    <style:font-face style:name="Ubuntu Mono2" svg:font-family="'Ubuntu Mono'" style:font-adornments="Regular"/>
    <style:font-face style:name="Ubuntu1" svg:font-family="Ubuntu"/>
    <style:font-face style:name="Ubuntu2" svg:font-family="Ubuntu" style:font-adornments="Regular"/>
    <style:font-face style:name="aakar" svg:font-family="aakar" style:font-adornments="Regular" style:font-pitch="variable"/>
    <style:font-face style:name="aakar1" svg:font-family="aakar" style:font-pitch="variable"/>
    <style:font-face style:name="aakar2" svg:font-family="aakar" style:font-family-generic="modern" style:font-pitch="variable"/>
    <style:font-face style:name="aakar3" svg:font-family="aakar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11cm" fo:min-width="27.045cm"/>
      <style:paragraph-properties style:writing-mode="lr-tb"/>
    </style:style>
    <style:style style:name="gr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5.247cm" fo:min-width="15.517cm"/>
      <style:paragraph-properties style:writing-mode="lr-tb"/>
    </style:style>
    <style:style style:name="gr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2.706cm" fo:min-width="13.214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7.166cm" fo:min-width="10.323cm"/>
      <style:paragraph-properties style:writing-mode="lr-tb"/>
    </style:style>
    <style:style style:name="gr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912cm" fo:min-width="10.468cm"/>
      <style:paragraph-properties style:writing-mode="lr-tb"/>
    </style:style>
    <style:style style:name="gr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4.698cm" fo:min-width="14.946cm"/>
      <style:paragraph-properties style:writing-mode="lr-tb"/>
    </style:style>
    <style:style style:name="gr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5.247cm" fo:min-width="15.24cm"/>
      <style:paragraph-properties style:writing-mode="lr-tb"/>
    </style:style>
    <style:style style:name="pr1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5983b0" loext:opacity="100%" style:font-name="Carlito1"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4" style:family="paragraph">
      <style:paragraph-properties fo:margin-left="0cm" fo:margin-right="0cm" fo:margin-top="0cm" fo:margin-bottom="0cm" fo:line-height="100%" fo:text-align="justify" fo:text-indent="0cm"/>
      <style:text-properties fo:hyphenate="false"/>
    </style:style>
    <style:style style:name="P5" style:family="paragraph">
      <style:text-properties fo:font-size="18pt" style:font-size-asian="24pt" style:font-size-complex="24pt"/>
    </style:style>
    <style:style style:name="P6" style:family="paragraph">
      <loext:graphic-properties draw:fill="none" draw:fill-color="#ffffff"/>
      <style:paragraph-properties style:writing-mode="lr-tb"/>
      <style:text-properties fo:font-size="18pt" fo:font-weight="bold" style:font-size-asian="24pt" style:font-weight-asian="bold" style:font-size-complex="24pt" style:font-weight-complex="bold"/>
    </style:style>
    <style:style style:name="T1" style:family="text">
      <style:text-properties fo:color="#5983b0" loext:opacity="100%" style:font-name="Carlito1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style:font-name="Carlito5" fo:font-size="24pt" fo:font-weight="bold" style:font-name-asian="Carlito5" style:font-size-asian="24pt" style:font-weight-asian="bold" style:font-name-complex="Carlito5" style:font-size-complex="24pt" style:font-weight-complex="bold"/>
    </style:style>
    <style:style style:name="T6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" style:family="text">
      <style:text-properties fo:font-size="18pt" fo:font-weight="bold" style:font-size-asian="24pt" style:font-weight-asian="bold" style:font-size-complex="24pt" style:font-weight-complex="bold"/>
    </style:style>
    <style:style style:name="T8" style:family="text">
      <style:text-properties fo:font-size="18pt" fo:font-weight="normal" style:font-size-asian="24pt" style:font-weight-asian="normal" style:font-size-complex="24pt" style:font-weight-complex="normal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number text:level="1" style:num-format="1">
        <style:list-level-properties text:space-before="0.3cm" text:min-label-width="0.9cm"/>
        <style:text-properties fo:color="#04617b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2" presentation:presentation-page-layout-name="AL1T32" presentation:use-date-time-name="dtd1">
        <office:forms form:automatic-focus="false" form:apply-design-mode="false"/>
        <draw:frame draw:style-name="gr1" draw:text-style-name="P1" draw:layer="layout" svg:width="27.245cm" svg:height="1.611cm" svg:x="1.27cm" svg:y="1.837cm">
          <draw:text-box>
            <text:p><text:span text:style-name="T1">Índex</text:span></text:p>
          </draw:text-box>
        </draw:frame>
        <draw:frame draw:style-name="gr2" draw:text-style-name="P2" draw:layer="layout" svg:width="15.717cm" svg:height="15.447cm" svg:x="1.516cm" svg:y="4.415cm">
          <draw:text-box>
            <text:p><text:span text:style-name="T2">Introducció: TADs i Abstracció</text:span></text:p>
            <text:p><text:span text:style-name="T2"><text:tab/></text:span><text:span text:style-name="T3">Exemple: Racionals</text:span></text:p>
            <text:p><text:span text:style-name="T2">Arbres</text:span></text:p>
            <text:p><text:span text:style-name="T3"><text:tab/></text:span><text:span text:style-name="T3">Definició i Implementacions</text:span></text:p>
            <text:p><text:span text:style-name="T3"><text:tab/></text:span><text:span text:style-name="T3">Algorismes sobre arbres</text:span></text:p>
            <text:p><text:span text:style-name="T3"><text:tab/></text:span><text:span text:style-name="T3">Recorreguts: Preordre, Postordre, Nivells</text:span></text:p>
            <text:p><text:span text:style-name="T3"><text:tab/></text:span><text:span text:style-name="T3">Arbres Binaris: Recorregut en Inordre.</text:span></text:p>
            <text:p><text:span text:style-name="T4">Heaps</text:span></text:p>
            <text:p><text:span text:style-name="T2">Grafs (</text:span><text:span text:style-name="T5">→</text:span><text:span text:style-name="T2"> FM-GIA)</text:span></text:p>
            <text:p><text:span text:style-name="T3"><text:tab/></text:span><text:span text:style-name="T3">Definició (repàs) i implementacions</text:span></text:p>
            <text:p><text:span text:style-name="T3"><text:tab/></text:span><text:span text:style-name="T3">Cerques: Profunditat i Amplada</text:span></text:p>
            <text:p><text:span text:style-name="T3"><text:tab/></text:span><text:span text:style-name="T3">Camins mínims: Dijkstra i Bellman-Ford</text:span></text:p>
            <text:p><text:span text:style-name="T2">Orientació a Objectes</text:span><text:span text:style-name="T3">.</text:span></text:p>
            <text:p><text:span text:style-name="T3"><text:tab/></text:span><text:span text:style-name="T3">Conceptes bàsics</text:span></text:p>
            <text:p><text:span text:style-name="T3"><text:tab/></text:span><text:span text:style-name="T3">Herència</text:span></text:p>
            <text:p><text:span text:style-name="T3"><text:tab/></text:span><text:span text:style-name="T3">Sobreescriptura mètodes d’object</text:span></text:p>
            <text:p><text:span text:style-name="T3"><text:tab/></text:span><text:span text:style-name="T3">Exemple: </text:span><text:span text:style-name="T6">Snakes and Ladders</text:span></text:p>
            <text:p><text:span text:style-name="T2"/></text:p>
          </draw:text-box>
        </draw:frame>
        <draw:frame draw:style-name="gr3" draw:text-style-name="P2" draw:layer="layout" svg:width="13.414cm" svg:height="12.906cm" svg:x="18.184cm" svg:y="4.418cm">
          <draw:text-box>
            <text:p><text:span text:style-name="T2"><text:tab/></text:span><text:span text:style-name="T3">Classe Arbre / Arbre Binari</text:span></text:p>
            <text:p><text:span text:style-name="T3"><text:tab/></text:span><text:span text:style-name="T3">Classe </text:span><text:span text:style-name="T6">Heap</text:span></text:p>
            <text:p><text:span text:style-name="T3"><text:tab/></text:span><text:span text:style-name="T3">Classe Graf</text:span></text:p>
            <text:p><text:span text:style-name="T2">Estructures Dinàmiques de Dades</text:span></text:p>
            <text:p><text:span text:style-name="T3"><text:tab/></text:span><text:span text:style-name="T3">Piles</text:span></text:p>
            <text:p><text:span text:style-name="T3"><text:tab/></text:span><text:span text:style-name="T3">Cues</text:span></text:p>
            <text:p><text:span text:style-name="T3"><text:tab/></text:span><text:span text:style-name="T3">Llistes</text:span></text:p>
            <text:p><text:span text:style-name="T3"><text:s/></text:span><text:span text:style-name="T3"><text:tab/></text:span><text:span text:style-name="T3">Arbres binaris</text:span></text:p>
            <text:p><text:span text:style-name="T2">Implementació de Diccionaris</text:span></text:p>
            <text:p><text:span text:style-name="T3"><text:tab/></text:span><text:span text:style-name="T3">Taules de dispersió</text:span></text:p>
            <text:p><text:span text:style-name="T3"><text:tab/></text:span><text:span text:style-name="T3">Arbres binaris de cerca</text:span></text:p>
            <text:p><text:span text:style-name="T2">Complexitat dels Algorismes (II)</text:span></text:p>
            <text:p><text:span text:style-name="T3"><text:tab/></text:span><text:span text:style-name="T3">Notació Assimptòtica</text:span></text:p>
            <text:p><text:span text:style-name="T3"><text:tab/></text:span><text:span text:style-name="T3">Teoremes </text:span><text:span text:style-name="T6">Master</text:span></text:p>
            <text:p><text:span text:style-name="T3"><text:tab/></text:span><text:span text:style-name="T3">Complexitat de funcions recursives</text:span></text:p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" presentation:class="page"/>
          <draw:frame presentation:style-name="pr1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1T32" presentation:use-date-time-name="dtd1">
        <office:forms form:automatic-focus="false" form:apply-design-mode="false"/>
        <draw:frame draw:style-name="gr1" draw:text-style-name="P1" draw:layer="layout" svg:width="27.245cm" svg:height="1.611cm" svg:x="1.27cm" svg:y="1.837cm">
          <draw:text-box>
            <text:p><text:span text:style-name="T1">Índice</text:span></text:p>
          </draw:text-box>
        </draw:frame>
        <draw:frame draw:style-name="gr5" draw:text-style-name="P2" draw:layer="layout" svg:width="11.793cm" svg:height="7.824cm" svg:x="17.603cm" svg:y="4.847cm">
          <draw:text-box>
            <text:p><text:span text:style-name="T2">Calculabilidad e indecidibilidad</text:span></text:p>
            <text:p><text:span text:style-name="T3"><text:tab/></text:span><text:span text:style-name="T3">Funciones recursivas parciales</text:span></text:p>
            <text:p><text:span text:style-name="T3"><text:tab/></text:span><text:span text:style-name="T3">Indecidibilidad</text:span></text:p>
            <text:p><text:span text:style-name="T3"><text:tab/></text:span><text:span text:style-name="T3">Enumerabilidad recursiva</text:span></text:p>
            <text:p><text:span text:style-name="T3"><text:tab/></text:span><text:span text:style-name="T3">Lambda-cálculo</text:span></text:p>
            <text:p><text:span text:style-name="T3"/></text:p>
            <text:p><text:span text:style-name="T2">Clases de complejidad</text:span></text:p>
            <text:p><text:span text:style-name="T3"><text:tab/></text:span><text:span text:style-name="T3">Cotas de tiempo o de espacio</text:span></text:p>
            <text:p><text:span text:style-name="T3"><text:tab/></text:span><text:span text:style-name="T3">Problemas NP-completos</text:span></text:p>
          </draw:text-box>
        </draw:frame>
        <draw:frame draw:style-name="gr6" draw:text-style-name="P2" draw:layer="layout" svg:width="11.124cm" svg:height="12.906cm" svg:x="1.403cm" svg:y="4.847cm">
          <draw:text-box>
            <text:p><text:span text:style-name="T2">Búsqued</text:span><text:span text:style-name="T2">a </text:span><text:span text:style-name="T2">combina</text:span><text:span text:style-name="T2">toria</text:span></text:p>
            <text:p><text:span text:style-name="T3"><text:tab/></text:span><text:span text:style-name="T3">Búsqued</text:span><text:span text:style-name="T3">a </text:span><text:span text:style-name="T3">exhausti</text:span><text:span text:style-name="T3">va</text:span></text:p>
            <text:p><text:span text:style-name="T3"><text:tab/></text:span><text:span text:style-name="T3">Estructur</text:span><text:span text:style-name="T3">a de </text:span><text:span text:style-name="T3">subprobl</text:span><text:span text:style-name="T3">emas</text:span></text:p>
            <text:p><text:span text:style-name="T3"><text:tab/></text:span><text:span text:style-name="T3"><text:tab/></text:span><text:span text:style-name="T6">divide-</text:span><text:span text:style-name="T6">and-</text:span><text:span text:style-name="T6">conquer</text:span></text:p>
            <text:p><text:span text:style-name="T3"><text:tab/></text:span><text:span text:style-name="T3">Backtrac</text:span><text:span text:style-name="T3">king</text:span></text:p>
            <text:p><text:span text:style-name="T3"><text:tab/></text:span><text:span text:style-name="T3">Esquema</text:span><text:span text:style-name="T3">s </text:span><text:span text:style-name="T6">greedy</text:span></text:p>
            <text:p><text:span text:style-name="T3"><text:tab/></text:span><text:span text:style-name="T3">Program</text:span><text:span text:style-name="T3">ación </text:span><text:span text:style-name="T3">Dinámica </text:span></text:p>
            <text:p><text:span text:style-name="T3"/></text:p>
            <text:p text:style-name="P4"><text:span text:style-name="T2">Teoría </text:span><text:span text:style-name="T2">de </text:span><text:span text:style-name="T2">lenguaje</text:span><text:span text:style-name="T2">s </text:span><text:span text:style-name="T2">formales</text:span></text:p>
            <text:p text:style-name="P4"><text:span text:style-name="T3"><text:tab/></text:span><text:span text:style-name="T3">Contexto </text:span><text:span text:style-name="T3">y </text:span><text:span text:style-name="T3">principio</text:span><text:span text:style-name="T3">s</text:span></text:p>
            <text:p text:style-name="P4"><text:span text:style-name="T3"><text:tab/></text:span><text:span text:style-name="T3">Lenguaje</text:span><text:span text:style-name="T3">s </text:span><text:span text:style-name="T3">regulare</text:span><text:span text:style-name="T3">s</text:span></text:p>
            <text:p text:style-name="P4"><text:span text:style-name="T3"><text:tab/></text:span><text:span text:style-name="T3">Lenguaje</text:span><text:span text:style-name="T3">s </text:span><text:span text:style-name="T3">incontex</text:span><text:span text:style-name="T3">tuales</text:span></text:p>
            <text:p text:style-name="P4"><text:span text:style-name="T3"><text:tab/></text:span><text:span text:style-name="T3">La </text:span><text:span text:style-name="T3">jerarquı́a </text:span><text:span text:style-name="T3">de </text:span><text:span text:style-name="T3">Chomsky</text:span><text:span text:style-name="T3"><text:tab/></text:span></text:p>
            <text:p text:style-name="P4"><text:span text:style-name="T3"><text:tab/></text:span><text:span text:style-name="T3">Máquina</text:span><text:span text:style-name="T3">s de </text:span><text:span text:style-name="T3">Turing</text:span></text:p>
            <text:p><text:span text:style-name="T3"/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2" presentation:class="page"/>
          <draw:frame presentation:style-name="pr1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1T32" presentation:use-date-time-name="dtd1">
        <office:forms form:automatic-focus="false" form:apply-design-mode="false"/>
        <draw:frame draw:style-name="gr1" draw:text-style-name="P1" draw:layer="layout" svg:width="27.245cm" svg:height="1.611cm" svg:x="1.27cm" svg:y="1.837cm">
          <draw:text-box>
            <text:p><text:span text:style-name="T1">Índex</text:span></text:p>
          </draw:text-box>
        </draw:frame>
        <draw:frame draw:style-name="gr7" draw:text-style-name="P6" draw:layer="layout" svg:width="15.925cm" svg:height="14.898cm" svg:x="17.639cm" svg:y="3.551cm">
          <draw:text-box>
            <text:p text:style-name="P5"><text:span text:style-name="T7">Introducció a la satisfacció de restriccions</text:span></text:p>
            <text:p text:style-name="P5"><text:span text:style-name="T8">Es presenten els mètodes de solució de problemes per </text:span></text:p>
            <text:p text:style-name="P5"><text:span text:style-name="T8">Satisfacció de restriccions com una forma d'explorar</text:span></text:p>
            <text:p text:style-name="P5"><text:span text:style-name="T8">l'espai a partir de les restriccions imposades al conjunt de</text:span></text:p>
            <text:p text:style-name="P5"><text:span text:style-name="T8">variables que permeten caracteritzar el problema i les </text:span></text:p>
            <text:p text:style-name="P5"><text:span text:style-name="T8">seves possibles solucions. Es treballen mètodes de </text:span></text:p>
            <text:p text:style-name="P5"><text:span text:style-name="T8">backpropagation i propagació de restriccions</text:span></text:p>
            <text:p text:style-name="P5"><text:span text:style-name="T8">i es connecten també amb formes lògiques d'expressió</text:span></text:p>
            <text:p text:style-name="P5"><text:span text:style-name="T8">I satisfacció de restriccions.</text:span></text:p>
            <text:p text:style-name="P5"><text:span text:style-name="T8"/></text:p>
            <text:p text:style-name="P5"><text:span text:style-name="T7">Planificació Automàtica</text:span></text:p>
            <text:p text:style-name="P5"><text:span text:style-name="T8">Es presenten les estratègies per explorar la seqüenciació</text:span></text:p>
            <text:p text:style-name="P5"><text:span text:style-name="T8">d'accions en el temps per tal d'assolir de forma eficient els</text:span></text:p>
            <text:p text:style-name="P5"><text:span text:style-name="T8">objectius dels agents intel·ligents. L'estratègia es connecta</text:span></text:p>
            <text:p text:style-name="P5"><text:span text:style-name="T8">Amb l'optimització en un espai multidimensional. Es </text:span></text:p>
            <text:p text:style-name="P5"><text:span text:style-name="T8">presenten els principals algoritmes de planificació </text:span></text:p>
            <text:p text:style-name="P5"><text:span text:style-name="T8">connectant-los amb les estratègies d'exploració, cerca i </text:span></text:p>
            <text:p text:style-name="P5"><text:span text:style-name="T8">optimització: planificació clàssica, temporal, probabilística, </text:span></text:p>
            <text:p text:style-name="P5"><text:span text:style-name="T8">i jeràrquica per exemple, i es connecten amb la exploració</text:span></text:p>
            <text:p text:style-name="P5"><text:span text:style-name="T8">En un espai de plans. S'inclou també la reutilització de plans. </text:span></text:p>
            <text:p text:style-name="P5"><text:span text:style-name="T8">Es presenta un llenguatge de planificació per poder entomar </text:span></text:p>
            <text:p text:style-name="P5"><text:span text:style-name="T8">exercicis i projectes de planificació.</text:span></text:p>
          </draw:text-box>
        </draw:frame>
        <draw:frame draw:style-name="gr8" draw:text-style-name="P2" draw:layer="layout" svg:width="16.255cm" svg:height="16.161cm" svg:x="0.866cm" svg:y="3.851cm">
          <draw:text-box>
            <text:p><text:span text:style-name="T9">Introducció a la resolució de problemes mitjançant cerca</text:span></text:p>
            <text:p><text:span text:style-name="T10">Representació com a espai d'estats.</text:span></text:p>
            <text:p><text:span text:style-name="T10">Algoritmes bàsics no informats de cerca en l'espai d'estats.</text:span></text:p>
            <text:p><text:span text:style-name="T10">Limitacions.</text:span></text:p>
            <text:p><text:span text:style-name="T2"/></text:p>
            <text:p><text:span text:style-name="T9">Cerca Heurística</text:span></text:p>
            <text:p><text:span text:style-name="T10">Conèixer i comprendre els mètodes de cerca guiada per </text:span></text:p>
            <text:p><text:span text:style-name="T10">Funcions heurístiques. Propietats que han de complir les </text:span></text:p>
            <text:p><text:span text:style-name="T10">funcions heurístiques.</text:span></text:p>
            <text:p><text:span text:style-name="T2"/></text:p>
            <text:p><text:span text:style-name="T9">Cerca Local</text:span></text:p>
            <text:p><text:span text:style-name="T10">Aprendre els algoritmes de cerca local i la seva motivació. Es</text:span></text:p>
            <text:p><text:span text:style-name="T10">presenten com mètodes heurístics per resoldre problemes</text:span></text:p>
            <text:p><text:span text:style-name="T10">d'optimització computacionalment difícils, explorant </text:span></text:p>
            <text:p><text:span text:style-name="T10">Estratègies de maximització o minimització d'algun criteri que </text:span></text:p>
            <text:p><text:span text:style-name="T10">caracteritza les possibles solucions.</text:span></text:p>
            <text:p><text:span text:style-name="T2"/></text:p>
            <text:p><text:span text:style-name="T9">Cerca amb Adversari. Jocs</text:span></text:p>
            <text:p><text:span text:style-name="T10">Es presenten els jocs com una extensió de les estratègies de</text:span></text:p>
            <text:p><text:span text:style-name="T10">minimització i maximització. S'exploren també des de la</text:span></text:p>
            <text:p><text:span text:style-name="T10">perspectiva més general de teoria de jocs, incidint en una</text:span></text:p>
            <text:p><text:span text:style-name="T10">taxonomia àmplia que inclou jocs competitius, cooperatius, de</text:span></text:p>
            <text:p><text:span text:style-name="T10">suma zero, infinits, repetits, etc. amb una exploració de</text:span></text:p>
            <text:p><text:span text:style-name="T10">conceptes i condicions d'equilibri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3" presentation:class="page"/>
          <draw:frame presentation:style-name="pr1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sana Math" svg:font-family="'Asana Math'" style:font-adornments="Regular"/>
    <style:font-face style:name="Asana Math1" svg:font-family="'Asana Math'" style:font-adornments="Regular" style:font-pitch="variable"/>
    <style:font-face style:name="Asana Math2" svg:font-family="'Asana Math'"/>
    <style:font-face style:name="Asana Math3" svg:font-family="'Asana Math'" style:font-pitch="variable"/>
    <style:font-face style:name="Calibri" svg:font-family="Calibri" style:font-adornments="Regular" style:font-pitch="variable"/>
    <style:font-face style:name="Calibri1" svg:font-family="Calibri" style:font-adornments="Regular"/>
    <style:font-face style:name="Calibri2" svg:font-family="Calibri"/>
    <style:font-face style:name="Cambria Math" svg:font-family="'Cambria Math'" style:font-adornments="Regular" style:font-family-generic="roman" style:font-pitch="variable"/>
    <style:font-face style:name="Cambria Math1" svg:font-family="'Cambria Math'" style:font-family-generic="roman" style:font-pitch="variable"/>
    <style:font-face style:name="Carlito" svg:font-family="Carlito" style:font-adornments="Ligera" style:font-family-generic="swiss" style:font-pitch="variable"/>
    <style:font-face style:name="Carlito1" svg:font-family="Carlito" style:font-family-generic="swiss" style:font-pitch="variable"/>
    <style:font-face style:name="Carlito2" svg:font-family="Carlito" style:font-adornments="Regular" style:font-family-generic="swiss" style:font-pitch="variable"/>
    <style:font-face style:name="Carlito3" svg:font-family="Carlito" style:font-adornments="Regular" style:font-family-generic="roman" style:font-pitch="variable"/>
    <style:font-face style:name="Carlito4" svg:font-family="Carlito" style:font-adornments="Regular" style:font-family-generic="swiss"/>
    <style:font-face style:name="Carlito5" svg:font-family="Carlito" style:font-family-generic="swiss"/>
    <style:font-face style:name="Carlito6" svg:font-family="Carlito" style:font-adornments="Regular" style:font-family-generic="modern" style:font-pitch="variable"/>
    <style:font-face style:name="Carlito7" svg:font-family="Carlito" style:font-adornments="Regular" style:font-pitch="variable"/>
    <style:font-face style:name="Carlito8" svg:font-family="Carlito, Calibri" style:font-family-generic="swiss" style:font-pitch="variable"/>
    <style:font-face style:name="Carlito9" svg:font-family="Carlito, Calibri" style:font-family-generic="swiss"/>
    <style:font-face style:name="Consolas" svg:font-family="Consolas" style:font-adornments="Regular" style:font-family-generic="modern" style:font-pitch="fixed"/>
    <style:font-face style:name="Consolas1" svg:font-family="Consolas" style:font-family-generic="modern" style:font-pitch="fixed"/>
    <style:font-face style:name="Consolas2" svg:font-family="Consolas" style:font-adornments="Regular" style:font-family-generic="modern" style:font-pitch="variable"/>
    <style:font-face style:name="Consolas3" svg:font-family="Consolas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Math TeX Gyre" svg:font-family="'DejaVu Math TeX Gyre'" style:font-adornments="Regular" style:font-pitch="variable"/>
    <style:font-face style:name="DejaVu Math TeX Gyre1" svg:font-family="'DejaVu Math TeX Gyre'" style:font-adornments="Regular" style:font-family-generic="roman" style:font-pitch="variable"/>
    <style:font-face style:name="DejaVu Math TeX Gyre2" svg:font-family="'DejaVu Math TeX Gyre'" style:font-family-generic="roman" style:font-pitch="variable"/>
    <style:font-face style:name="DejaVu Math TeX Gyre3" svg:font-family="'DejaVu Math TeX Gyre'" style:font-pitch="variable"/>
    <style:font-face style:name="DejaVu Math TeX Gyre4" svg:font-family="'DejaVu Math TeX Gyre'" style:font-adornments="Regular"/>
    <style:font-face style:name="DejaVu Math TeX Gyre5" svg:font-family="'DejaVu Math TeX Gyre'"/>
    <style:font-face style:name="DejaVu Sans" svg:font-family="'DejaVu Sans'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DejaVu Sans Condensed2" svg:font-family="'DejaVu Sans Condensed'" style:font-adornments="Regular" style:font-family-generic="swiss" style:font-pitch="variable"/>
    <style:font-face style:name="DejaVu Sans Condensed3" svg:font-family="'DejaVu Sans Condensed'" style:font-adornments="Regular" style:font-family-generic="swiss"/>
    <style:font-face style:name="DejaVu Sans Mono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DejaVu Sans Mono2" svg:font-family="'DejaVu Sans Mono'" style:font-family-generic="modern" style:font-pitch="variable"/>
    <style:font-face style:name="DejaVu Sans Mono3" svg:font-family="'DejaVu Sans Mono'" style:font-adornments="Regular" style:font-family-generic="modern" style:font-pitch="variable"/>
    <style:font-face style:name="DejaVu Sans Mono4" svg:font-family="'DejaVu Sans Mono'" style:font-family-generic="roman" style:font-pitch="variable"/>
    <style:font-face style:name="DejaVu Sans Mono5" svg:font-family="'DejaVu Sans Mono'" style:font-adornments="Regular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ejaVu Sans5" svg:font-family="'DejaVu Sans'" style:font-family-generic="swiss" style:font-pitch="variable"/>
    <style:font-face style:name="DejaVu Sans6" svg:font-family="'DejaVu Sans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/>
    <style:font-face style:name="Liberation Serif3" svg:font-family="'Liberation Serif'" style:font-adornments="Regular" style:font-family-generic="roman"/>
    <style:font-face style:name="Liberation Serif4" svg:font-family="'Liberation Serif'" style:font-adornments="Regular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Black" svg:font-family="'Noto Sans Black'" style:font-adornments="Negra" style:font-pitch="variable"/>
    <style:font-face style:name="Noto Sans Black1" svg:font-family="'Noto Sans Black'" style:font-pitch="variable"/>
    <style:font-face style:name="Noto Sans CJK SC" svg:font-family="'Noto Sans CJK SC'" style:font-family-generic="system" style:font-pitch="variable"/>
    <style:font-face style:name="Noto Sans Light" svg:font-family="'Noto Sans Light'" style:font-pitch="variable"/>
    <style:font-face style:name="Noto Sans Light1" svg:font-family="'Noto Sans Light'" style:font-adornments="Ligera" style:font-family-generic="swiss" style:font-pitch="variable"/>
    <style:font-face style:name="Noto Sans Light2" svg:font-family="'Noto Sans Light'" style:font-adornments="Ligera" style:font-pitch="variable"/>
    <style:font-face style:name="Noto Sans Mono" svg:font-family="'Noto Sans Mono'" style:font-family-generic="swiss" style:font-pitch="variable"/>
    <style:font-face style:name="Noto Sans Mono1" svg:font-family="'Noto Sans Mono'" style:font-family-generic="swiss" style:font-pitch="fixed"/>
    <style:font-face style:name="Noto Sans Mono2" svg:font-family="'Noto Sans Mono'" style:font-adornments="Regular" style:font-family-generic="swiss" style:font-pitch="fixed"/>
    <style:font-face style:name="Noto Sans Regular" svg:font-family="'Noto Sans Regular'" style:font-pitch="variable"/>
    <style:font-face style:name="Noto Sans Regular1" svg:font-family="'Noto Sans Regular'" style:font-family-generic="swiss" style:font-pitch="variable"/>
    <style:font-face style:name="Noto Sans1" svg:font-family="'Noto Sans'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Noto Sans4" svg:font-family="'Noto Sans'" style:font-pitch="variable" style:font-charset="x-symbol"/>
    <style:font-face style:name="Noto Sans5" svg:font-family="'Noto Sans'" style:font-family-generic="moder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Ubuntu" svg:font-family="Ubuntu" style:font-pitch="variable"/>
    <style:font-face style:name="Ubuntu Mono" svg:font-family="'Ubuntu Mono'" style:font-pitch="variable"/>
    <style:font-face style:name="Ubuntu Mono1" svg:font-family="'Ubuntu Mono'"/>
    <style:font-face style:name="Ubuntu Mono2" svg:font-family="'Ubuntu Mono'" style:font-adornments="Regular"/>
    <style:font-face style:name="Ubuntu1" svg:font-family="Ubuntu"/>
    <style:font-face style:name="Ubuntu2" svg:font-family="Ubuntu" style:font-adornments="Regular"/>
    <style:font-face style:name="aakar" svg:font-family="aakar" style:font-adornments="Regular" style:font-pitch="variable"/>
    <style:font-face style:name="aakar1" svg:font-family="aakar" style:font-pitch="variable"/>
    <style:font-face style:name="aakar2" svg:font-family="aakar" style:font-family-generic="modern" style:font-pitch="variable"/>
    <style:font-face style:name="aakar3" svg:font-family="aak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2" draw:display-name="Bitmap 2" xlink:href="Pictures/10000000000004F90000032217ACE0BEF6AB3571.png" xlink:type="simple" xlink:show="embed" xlink:actuate="onLoad"/>
    <draw:fill-image draw:name="Bitmape_20_11" draw:display-name="Bitmape 11" xlink:href="Pictures/10000000000004F90000032253596450A9A543BF.png" xlink:type="simple" xlink:show="embed" xlink:actuate="onLoad"/>
    <draw:fill-image draw:name="background" xlink:href="Pictures/10000000000005550000035C1ED37CF79D50BD2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47a6e6" draw:fill-image-width="0cm" draw:fill-image-height="0cm" draw:textarea-horizontal-align="justify" draw:textarea-vertical-align="middle" draw:auto-grow-height="false" draw:fit-to-contour="false" fo:padding-top="0cm" fo:padding-bottom="0cm" fo:padding-left="0cm" fo:padding-right="0cm" draw:shadow="hidden" draw:shadow-offset-x="0.203cm" draw:shadow-offset-y="0.203cm" draw:shadow-color="#b4c7dc">
        <text:list-style style:name="standard">
          <text:list-level-style-number text:level="1" style:num-format="1">
            <style:list-level-properties text:space-before="0.3cm" text:min-label-width="0.9cm"/>
            <style:text-properties fo:color="#04617b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justify" fo:text-indent="0cm">
        <style:tab-stops/>
      </style:paragraph-properties>
      <style:text-properties fo:color="#000000" loext:opacity="100%" style:text-outline="false" style:text-line-through-style="none" style:text-line-through-type="none" style:font-name="Carlito2" fo:font-family="Carlito" style:font-style-name="Regular" style:font-family-generic="swiss" style:font-pitch="variable" fo:font-size="22pt" fo:language="ca" fo:country="ES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/>
      <style:text-properties style:font-name="Noto Sans3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loext:opacity="100%" style:font-name="Noto Sans Light2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Footnote_20_Characters" style:display-name="Foot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Source_20_Text" style:display-name="Source Text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  <style:text-properties fo:color="#000000" loext:opacity="100%" style:font-name="DejaVu Sans Condensed1" fo:font-family="'DejaVu Sans Condensed'" style:font-family-generic="swiss" style:font-pitch="variable" fo:font-size="12pt" style:font-name-complex="DejaVu Sans Condensed1" style:font-family-complex="'DejaVu Sans Condensed'" style:font-family-generic-complex="swiss" style:font-pitch-complex="variable" style:font-size-complex="12pt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Code_7e_LT_7e_Hintergrund" style:display-name="Code~LT~Hintergrund" style:family="graphic"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Noto Sans1" style:font-family-asian="'Noto Sans'" style:font-pitch-asian="variable" style:font-size-asian="12pt" style:language-asian="hi" style:country-asian="IN"/>
    </style:style>
    <style:style style:name="Code_7e_LT_7e_Hintergrundobjekte" style:display-name="Code~LT~Hintergrundobjekte" style:family="graphic"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Noto Sans1" style:font-family-asian="'Noto Sans'" style:font-pitch-asian="variable" style:font-size-asian="12pt" style:language-asian="hi" style:country-asian="IN"/>
    </style:style>
    <style:style style:name="Code_7e_LT_7e_Notizen" style:display-name="Code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12pt" style:language-asian="hi" style:country-asian="IN" style:text-emphasize="none"/>
    </style:style>
    <style:style style:name="Code_7e_LT_7e_Untertitel" style:display-name="Code~LT~Unter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12pt" style:language-asian="hi" style:country-asian="IN" style:text-emphasize="none"/>
    </style:style>
    <style:style style:name="Code_7e_LT_7e_Titel" style:display-name="Code~LT~Titel" style:family="graphic">
      <style:paragraph-properties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12pt" style:language-asian="hi" style:country-asian="IN" style:text-emphasize="none"/>
    </style:style>
    <style:style style:name="Code_7e_LT_7e_Gliederung_20_9" style:display-name="Code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size-asian="12pt" style:text-emphasize="none"/>
    </style:style>
    <style:style style:name="Code_7e_LT_7e_Gliederung_20_8" style:display-name="Code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size-asian="12pt" style:text-emphasize="none"/>
    </style:style>
    <style:style style:name="Code_7e_LT_7e_Gliederung_20_7" style:display-name="Code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size-asian="12pt" style:text-emphasize="none"/>
    </style:style>
    <style:style style:name="Code_7e_LT_7e_Gliederung_20_6" style:display-name="Code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size-asian="12pt" style:text-emphasize="none"/>
    </style:style>
    <style:style style:name="Code_7e_LT_7e_Gliederung_20_5" style:display-name="Code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size-asian="12pt" style:text-emphasize="none"/>
    </style:style>
    <style:style style:name="Code_7e_LT_7e_Gliederung_20_4" style:display-name="Code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size-asian="12pt" style:text-emphasize="none"/>
    </style:style>
    <style:style style:name="Code_7e_LT_7e_Gliederung_20_3" style:display-name="Code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size-asian="12pt" style:text-emphasize="none"/>
    </style:style>
    <style:style style:name="Code_7e_LT_7e_Gliederung_20_2" style:display-name="Code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size-asian="12pt" style:text-emphasize="none"/>
    </style:style>
    <style:style style:name="a" style:family="graphic">
      <style:graphic-properties draw:fill="none"/>
      <style:paragraph-properties fo:margin-top="0.88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12pt" style:language-asian="hi" style:country-asian="IN" style:text-emphasize="none"/>
    </style:style>
    <style:style style:name="Title_20_and_20_Content_7e_LT_7e_Hintergrund" style:display-name="Title and Content~LT~Hintergrund" style:family="graphic"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Noto Sans1" style:font-family-asian="'Noto Sans'" style:font-pitch-asian="variable" style:font-size-asian="12pt" style:language-asian="hi" style:country-asian="IN"/>
    </style:style>
    <style:style style:name="Title_20_and_20_Content_7e_LT_7e_Hintergrundobjekte" style:display-name="Title and Content~LT~Hintergrundobjekte" style:family="graphic"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Noto Sans1" style:font-family-asian="'Noto Sans'" style:font-pitch-asian="variable" style:font-size-asian="12pt" style:language-asian="hi" style:country-asian="IN"/>
    </style:style>
    <style:style style:name="Title_20_and_20_Content_7e_LT_7e_Notizen" style:display-name="Title and Content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12pt" style:language-asian="hi" style:country-asian="IN" style:text-emphasize="none"/>
    </style:style>
    <style:style style:name="Title_20_and_20_Content_7e_LT_7e_Untertitel" style:display-name="Title and Content~LT~Unter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12pt" style:language-asian="hi" style:country-asian="IN" style:text-emphasize="none"/>
    </style:style>
    <style:style style:name="Title_20_and_20_Content_7e_LT_7e_Titel" style:display-name="Title and Content~LT~Titel" style:family="graphic">
      <style:paragraph-properties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12pt" style:language-asian="hi" style:country-asian="IN" style:text-emphasize="none"/>
    </style:style>
    <style:style style:name="Title_20_and_20_Content_7e_LT_7e_Gliederung_20_9" style:display-name="Title and Content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size-asian="12pt" style:text-emphasize="none"/>
    </style:style>
    <style:style style:name="Title_20_and_20_Content_7e_LT_7e_Gliederung_20_8" style:display-name="Title and Content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size-asian="12pt" style:text-emphasize="none"/>
    </style:style>
    <style:style style:name="Title_20_and_20_Content_7e_LT_7e_Gliederung_20_7" style:display-name="Title and Content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size-asian="12pt" style:text-emphasize="none"/>
    </style:style>
    <style:style style:name="Title_20_and_20_Content_7e_LT_7e_Gliederung_20_6" style:display-name="Title and Content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size-asian="12pt" style:text-emphasize="none"/>
    </style:style>
    <style:style style:name="Title_20_and_20_Content_7e_LT_7e_Gliederung_20_5" style:display-name="Title and Content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size-asian="12pt" style:text-emphasize="none"/>
    </style:style>
    <style:style style:name="Title_20_and_20_Content_7e_LT_7e_Gliederung_20_4" style:display-name="Title and Content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size-asian="12pt" style:text-emphasize="none"/>
    </style:style>
    <style:style style:name="Title_20_and_20_Content_7e_LT_7e_Gliederung_20_3" style:display-name="Title and Content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size-asian="12pt" style:text-emphasize="none"/>
    </style:style>
    <style:style style:name="Title_20_and_20_Content_7e_LT_7e_Gliederung_20_2" style:display-name="Title and Content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size-asian="12pt" style:text-emphasize="none"/>
    </style:style>
    <style:style style:name="Title_20_and_20_Content_7e_LT_7e_Gliederung_20_1" style:display-name="Title and Content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12pt" style:language-asian="hi" style:country-asian="IN" style:text-emphasize="none"/>
    </style:style>
    <style:style style:name="Title_20_Slide_7e_LT_7e_Hintergrund" style:display-name="Title Slide~LT~Hintergrund" style:family="graphic"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Noto Sans1" style:font-family-asian="'Noto Sans'" style:font-pitch-asian="variable" style:font-size-asian="12pt" style:language-asian="hi" style:country-asian="IN"/>
    </style:style>
    <style:style style:name="Title_20_Slide_7e_LT_7e_Hintergrundobjekte" style:display-name="Title Slide~LT~Hintergrundobjekte" style:family="graphic"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Noto Sans1" style:font-family-asian="'Noto Sans'" style:font-pitch-asian="variable" style:font-size-asian="12pt" style:language-asian="hi" style:country-asian="IN"/>
    </style:style>
    <style:style style:name="Title_20_Slide_7e_LT_7e_Notizen" style:display-name="Title Slide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12pt" style:language-asian="hi" style:country-asian="IN" style:text-emphasize="none"/>
    </style:style>
    <style:style style:name="Title_20_Slide_7e_LT_7e_Untertitel" style:display-name="Title Slide~LT~Unter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12pt" style:language-asian="hi" style:country-asian="IN" style:text-emphasize="none"/>
    </style:style>
    <style:style style:name="Title_20_Slide_7e_LT_7e_Titel" style:display-name="Title Slide~LT~Titel" style:family="graphic">
      <style:paragraph-properties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12pt" style:language-asian="hi" style:country-asian="IN" style:text-emphasize="none"/>
    </style:style>
    <style:style style:name="Title_20_Slide_7e_LT_7e_Gliederung_20_9" style:display-name="Title Slide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size-asian="12pt" style:text-emphasize="none"/>
    </style:style>
    <style:style style:name="Title_20_Slide_7e_LT_7e_Gliederung_20_8" style:display-name="Title Slide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size-asian="12pt" style:text-emphasize="none"/>
    </style:style>
    <style:style style:name="Title_20_Slide_7e_LT_7e_Gliederung_20_7" style:display-name="Title Slide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size-asian="12pt" style:text-emphasize="none"/>
    </style:style>
    <style:style style:name="Title_20_Slide_7e_LT_7e_Gliederung_20_6" style:display-name="Title Slide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size-asian="12pt" style:text-emphasize="none"/>
    </style:style>
    <style:style style:name="Title_20_Slide_7e_LT_7e_Gliederung_20_5" style:display-name="Title Slide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size-asian="12pt" style:text-emphasize="none"/>
    </style:style>
    <style:style style:name="Title_20_Slide_7e_LT_7e_Gliederung_20_4" style:display-name="Title Slide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size-asian="12pt" style:text-emphasize="none"/>
    </style:style>
    <style:style style:name="Title_20_Slide_7e_LT_7e_Gliederung_20_3" style:display-name="Title Slide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size-asian="12pt" style:text-emphasize="none"/>
    </style:style>
    <style:style style:name="Title_20_Slide_7e_LT_7e_Gliederung_20_2" style:display-name="Title Slide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size-asian="12pt" style:text-emphasize="none"/>
    </style:style>
    <style:style style:name="Title_20_Slide_7e_LT_7e_Gliederung_20_1" style:display-name="Title Slide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12pt" style:language-asian="hi" style:country-asian="IN" style:text-emphasize="none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_5f_1" style:display-name="Default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47a6e6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.203cm" draw:shadow-offset-y="0.203cm" draw:shadow-color="#b4c7dc">
        <text:list-style style:name="Default_5f_1" style:display-name="Default_1">
          <text:list-level-style-number text:level="1" style:num-format="1">
            <style:list-level-properties text:space-before="0.3cm" text:min-label-width="0.9cm"/>
            <style:text-properties fo:color="#04617b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/>
      <style:text-properties fo:color="#000000" loext:opacity="100%" style:text-outline="false" style:text-line-through-style="none" style:text-line-through-type="none" style:font-name="Carlito2" fo:font-family="Carlito" style:font-style-name="Regular" style:font-family-generic="swiss" style:font-pitch="variable" fo:font-size="22pt" fo:language="ca" fo:country="ES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Drawing_20_Style_5f_1" style:display-name="Default Drawing Style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47a6e6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.203cm" draw:shadow-offset-y="0.203cm" draw:shadow-color="#b4c7dc">
        <text:list-style style:name="Default_20_Drawing_20_Style_5f_1" style:display-name="Default Drawing Style_1">
          <text:list-level-style-number text:level="1" style:num-format="1">
            <style:list-level-properties text:space-before="0.3cm" text:min-label-width="0.9cm"/>
            <style:text-properties fo:color="#04617b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/>
      <style:text-properties fo:color="#000000" loext:opacity="100%" style:text-outline="false" style:text-line-through-style="none" style:text-line-through-type="none" style:font-name="Carlito2" fo:font-family="Carlito" style:font-style-name="Regular" style:font-family-generic="swiss" style:font-pitch="variable" fo:font-size="22pt" fo:language="ca" fo:country="ES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3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5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 Light2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3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5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9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 Light2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3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 draw:shadow-color="#000000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41cm" fo:line-height="115%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Carlito2" fo:font-family="Carlito" style:font-style-name="Regular" style:font-family-generic="swiss" style:font-pitch="variable" fo:font-size="2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5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9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 Light2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1">
        <style:list-level-properties text:space-before="0.3cm" text:min-label-width="0.9cm"/>
        <style:text-properties fo:color="#04617b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7cm" svg:x="1cm" svg:y="2.992cm"/>
      <draw:page-thumbnail draw:layer="backgroundobjects" svg:width="9.294cm" svg:height="5.857cm" svg:x="1cm" svg:y="11.04cm"/>
      <draw:page-thumbnail draw:layer="backgroundobjects" svg:width="9.294cm" svg:height="5.857cm" svg:x="1cm" svg:y="19.088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3cm" svg:y="19.13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5cm" svg:y="19.13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4cm" svg:y="19.13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3cm" svg:y="0.836cm" presentation:class="title" presentation:placeholder="true">
        <draw:text-box/>
      </draw:frame>
      <draw:frame presentation:style-name="Vivid-outline1" draw:layer="backgroundobjects" svg:width="29.972cm" svg:height="4.306cm" svg:x="1.535cm" svg:y="14.48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3cm" svg:y="0.336cm" presentation:class="title" presentation:placeholder="true">
        <draw:text-box/>
      </draw:frame>
      <draw:frame presentation:style-name="Vivid1-outline1" draw:layer="backgroundobjects" svg:width="29.832cm" svg:height="12.954cm" svg:x="1.663cm" svg:y="5.333cm" presentation:class="outline" presentation:placeholder="true">
        <draw:text-box/>
      </draw:frame>
      <draw:frame presentation:style-name="Mpr4" draw:text-style-name="MP5" draw:layer="backgroundobjects" svg:width="7.765cm" svg:height="1.449cm" svg:x="1.663cm" svg:y="19.13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5cm" svg:y="19.13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4cm" svg:y="19.13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3cm" svg:y="0.836cm" presentation:class="title" presentation:placeholder="true">
        <draw:text-box/>
      </draw:frame>
      <draw:frame presentation:style-name="Vivid2-outline1" draw:layer="backgroundobjects" svg:width="30.086cm" svg:height="14.986cm" svg:x="1.663cm" svg:y="5.079cm" presentation:class="outline" presentation:placeholder="true">
        <draw:text-box/>
      </draw:frame>
      <draw:frame presentation:style-name="Mpr7" draw:text-style-name="MP5" draw:layer="backgroundobjects" svg:width="7.765cm" svg:height="1.449cm" svg:x="1.663cm" svg:y="18.965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5cm" svg:y="18.965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3cm" svg:y="18.965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2T13:29:55.080076354</meta:creation-date>
    <meta:editing-duration>P4DT13H10M18S</meta:editing-duration>
    <meta:editing-cycles>1143</meta:editing-cycles>
    <meta:generator>LibreOffice/7.3.7.2$Linux_X86_64 LibreOffice_project/30$Build-2</meta:generator>
    <dc:title>Vivid</dc:title>
    <dc:date>2024-06-23T10:06:37.866851411</dc:date>
    <meta:document-statistic meta:object-count="55"/>
  </office:meta>
</office:document-meta>
</file>